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0.71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38.7mm"/>
    </style:style>
    <style:style style:name="co6" style:family="table-column">
      <style:table-column-properties fo:break-before="auto" style:column-width="17.22mm"/>
    </style:style>
    <style:style style:name="co7" style:family="table-column">
      <style:table-column-properties fo:break-before="auto" style:column-width="34.2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12.96mm"/>
    </style:style>
    <style:style style:name="co10" style:family="table-column">
      <style:table-column-properties fo:break-before="auto" style:column-width="10.23mm"/>
    </style:style>
    <style:style style:name="co11" style:family="table-column">
      <style:table-column-properties fo:break-before="auto" style:column-width="7.23mm"/>
    </style:style>
    <style:style style:name="co12" style:family="table-column">
      <style:table-column-properties fo:break-before="auto" style:column-width="15.96mm"/>
    </style:style>
    <style:style style:name="co13" style:family="table-column">
      <style:table-column-properties fo:break-before="auto" style:column-width="22.45mm"/>
    </style:style>
    <style:style style:name="co14" style:family="table-column">
      <style:table-column-properties fo:break-before="auto" style:column-width="5.24mm"/>
    </style:style>
    <style:style style:name="co15" style:family="table-column">
      <style:table-column-properties fo:break-before="auto" style:column-width="17.97mm"/>
    </style:style>
    <style:style style:name="co16" style:family="table-column">
      <style:table-column-properties fo:break-before="auto" style:column-width="16.47mm"/>
    </style:style>
    <style:style style:name="co17" style:family="table-column">
      <style:table-column-properties fo:break-before="auto" style:column-width="18.96mm"/>
    </style:style>
    <style:style style:name="co18" style:family="table-column">
      <style:table-column-properties fo:break-before="auto" style:column-width="51.68mm"/>
    </style:style>
    <style:style style:name="co19" style:family="table-column">
      <style:table-column-properties fo:break-before="auto" style:column-width="188.77mm"/>
    </style:style>
    <style:style style:name="co20" style:family="table-column">
      <style:table-column-properties fo:break-before="auto" style:column-width="10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0efd4"/>
    </style:style>
    <style:style style:name="ce3" style:family="table-cell" style:parent-style-name="Default">
      <style:table-cell-properties fo:background-color="#e0efd4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06pt solid #000000" style:diagonal-tl-br="none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0">
      <style:table-cell-properties fo:background-color="#bce4e5"/>
    </style:style>
    <style:style style:name="ce7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 style:diagonal-tl-br="none" fo:border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style:diagonal-tl-br="none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fo:background-color="transparent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ng scl cod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nalog inputs</text:p>
          </table:table-cell>
          <table:table-cell/>
        </table:table-row>
      </table:table>
      <table:table table:name="param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Param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B-name: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FB-name:</text:p>
          </table:table-cell>
          <table:table-cell office:value-type="string" calcext:value-type="string">
            <text:p>analog_inputs</text:p>
          </table:table-cell>
        </table:table-row>
      </table:table>
      <table:table table:name="analog_inputs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7" table:number-columns-repeated="3" table:default-cell-style-name="Default"/>
        <table:table-column table:style-name="co13" table:default-cell-style-name="Default"/>
        <table:table-column table:style-name="co1" table:number-columns-repeated="997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number-columns-repeated="6" office:value-type="string" calcext:value-type="string">
            <text:p>io</text:p>
          </table:table-cell>
          <table:table-cell/>
          <table:table-cell table:number-columns-repeated="4" office:value-type="string" calcext:value-type="string">
            <text:p>alarm_L</text:p>
          </table:table-cell>
          <table:table-cell/>
          <table:table-cell table:number-columns-repeated="4" office:value-type="string" calcext:value-type="string">
            <text:p>alarm_LL</text:p>
          </table:table-cell>
          <table:table-cell/>
          <table:table-cell table:number-columns-repeated="4" office:value-type="string" calcext:value-type="string">
            <text:p>alarm_H</text:p>
          </table:table-cell>
          <table:table-cell/>
          <table:table-cell table:number-columns-repeated="4" office:value-type="string" calcext:value-type="string">
            <text:p>alarm_HH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scale_hi</text:p>
          </table:table-cell>
          <table:table-cell table:style-name="ce1" office:value-type="string" calcext:value-type="string">
            <text:p>scale_lo</text:p>
          </table:table-cell>
          <table:table-cell table:style-name="ce1" office:value-type="string" calcext:value-type="string">
            <text:p>force inside_scale</text:p>
          </table:table-cell>
          <table:table-cell table:style-name="ce1" office:value-type="string" calcext:value-type="string">
            <text:p>error_action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bias</text:p>
          </table:table-cell>
          <table:table-cell table:style-name="ce1"/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lim</text:p>
          </table:table-cell>
          <table:table-cell table:style-name="ce1" office:value-type="string" calcext:value-type="string">
            <text:p>hyst</text:p>
          </table:table-cell>
          <table:table-cell table:style-name="ce1" office:value-type="string" calcext:value-type="string">
            <text:p>ack_enable</text:p>
          </table:table-cell>
          <table:table-cell table:style-name="ce1"/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lim</text:p>
          </table:table-cell>
          <table:table-cell table:style-name="ce1" office:value-type="string" calcext:value-type="string">
            <text:p>hyst</text:p>
          </table:table-cell>
          <table:table-cell table:style-name="ce1" office:value-type="string" calcext:value-type="string">
            <text:p>ack_enable</text:p>
          </table:table-cell>
          <table:table-cell table:style-name="ce1"/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lim</text:p>
          </table:table-cell>
          <table:table-cell table:style-name="ce1" office:value-type="string" calcext:value-type="string">
            <text:p>hyst</text:p>
          </table:table-cell>
          <table:table-cell table:style-name="ce1" office:value-type="string" calcext:value-type="string">
            <text:p>ack_enable</text:p>
          </table:table-cell>
          <table:table-cell table:style-name="ce1"/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lim</text:p>
          </table:table-cell>
          <table:table-cell table:style-name="ce1" office:value-type="string" calcext:value-type="string">
            <text:p>hyst</text:p>
          </table:table-cell>
          <table:table-cell table:style-name="ce1" office:value-type="string" calcext:value-type="string">
            <text:p>ack_enable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my_special_tag_nam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997"/>
        </table:table-row>
      </table:table>
      <table:table table:name="analog_inputs_PLC-tag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PLC ta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fix name</text:p>
          </table:table-cell>
          <table:table-cell office:value-type="string" calcext:value-type="string">
            <text:p>ai_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ddress</text:p>
          </table:table-cell>
        </table:table-row>
        <table:table-row table:style-name="ro1">
          <table:table-cell table:formula="of:=CONCATENATE([.B3];[$analog_inputs.A8])" office:value-type="string" office:string-value="ai_my_special_tag_name" calcext:value-type="string">
            <text:p>ai_my_special_tag_na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00</text:p>
          </table:table-cell>
        </table:table-row>
        <table:table-row table:style-name="ro1">
          <table:table-cell table:formula="of:=[$analog_inputs.A9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02</text:p>
          </table:table-cell>
        </table:table-row>
        <table:table-row table:style-name="ro1">
          <table:table-cell table:formula="of:=[$analog_inputs.A10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04</text:p>
          </table:table-cell>
        </table:table-row>
        <table:table-row table:style-name="ro1">
          <table:table-cell table:formula="of:=[$analog_inputs.A11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06</text:p>
          </table:table-cell>
        </table:table-row>
        <table:table-row table:style-name="ro1">
          <table:table-cell table:formula="of:=[$analog_inputs.A12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08</text:p>
          </table:table-cell>
        </table:table-row>
        <table:table-row table:style-name="ro1">
          <table:table-cell table:formula="of:=[$analog_inputs.A13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10</text:p>
          </table:table-cell>
        </table:table-row>
        <table:table-row table:style-name="ro1">
          <table:table-cell table:formula="of:=[$analog_inputs.A14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12</text:p>
          </table:table-cell>
        </table:table-row>
        <table:table-row table:style-name="ro1">
          <table:table-cell table:formula="of:=[$analog_inputs.A15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14</text:p>
          </table:table-cell>
        </table:table-row>
        <table:table-row table:style-name="ro1">
          <table:table-cell table:formula="of:=[$analog_inputs.A16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16</text:p>
          </table:table-cell>
        </table:table-row>
        <table:table-row table:style-name="ro1">
          <table:table-cell table:formula="of:=[$analog_inputs.A17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18</text:p>
          </table:table-cell>
        </table:table-row>
        <table:table-row table:style-name="ro1">
          <table:table-cell table:formula="of:=[$analog_inputs.A18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20</text:p>
          </table:table-cell>
        </table:table-row>
        <table:table-row table:style-name="ro1">
          <table:table-cell table:formula="of:=[$analog_inputs.A19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22</text:p>
          </table:table-cell>
        </table:table-row>
        <table:table-row table:style-name="ro1">
          <table:table-cell table:formula="of:=[$analog_inputs.A20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24</text:p>
          </table:table-cell>
        </table:table-row>
        <table:table-row table:style-name="ro1">
          <table:table-cell table:formula="of:=[$analog_inputs.A21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26</text:p>
          </table:table-cell>
        </table:table-row>
        <table:table-row table:style-name="ro1">
          <table:table-cell table:formula="of:=[$analog_inputs.A22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28</text:p>
          </table:table-cell>
        </table:table-row>
        <table:table-row table:style-name="ro1">
          <table:table-cell table:formula="of:=[$analog_inputs.A23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30</text:p>
          </table:table-cell>
        </table:table-row>
        <table:table-row table:style-name="ro1">
          <table:table-cell table:formula="of:=[$analog_inputs.A24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32</text:p>
          </table:table-cell>
        </table:table-row>
        <table:table-row table:style-name="ro1">
          <table:table-cell table:formula="of:=[$analog_inputs.A25]"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IW134</text:p>
          </table:table-cell>
        </table:table-row>
      </table:table>
      <table:table table:name="FB_output" table:style-name="ta1">
        <table:table-column table:style-name="co19" table:default-cell-style-name="ce5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FUNCTION_BLOCK "analog_inpu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 S7_Optimized_Access := 'TRUE' 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ION : 0.1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<text:s text:c="3"/>VAR RETAIN</text:p>
          </table:table-cell>
          <table:table-cell table:number-columns-repeated="1023"/>
        </table:table-row>
        <table:table-row table:style-name="ro1">
          <table:table-cell table:style-name="ce6" table:formula="of:=IF([$analog_inputs.A8]&lt;&gt;&quot;&quot;;CONCATENATE(&quot;      &quot;;[analog_inputs.$A8];&quot; : &quot;;CHAR(34);&quot;udt_analog_in_alarms&quot;;CHAR(34);&quot;;&quot;);&quot;&quot;)" office:value-type="string" office:string-value="      my_special_tag_name : &quot;udt_analog_in_alarms&quot;;" calcext:value-type="string">
            <text:p><text:s text:c="6"/>my_special_tag_name : "udt_analog_in_alarms";</text:p>
          </table:table-cell>
          <table:table-cell table:number-columns-repeated="1023"/>
        </table:table-row>
        <table:table-row table:style-name="ro1">
          <table:table-cell table:style-name="ce6" table:formula="of:=IF([$analog_inputs.A9]&lt;&gt;&quot;&quot;;CONCATENATE(&quot;      &quot;;[analog_inputs.$A9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>
          <table:table-cell table:style-name="ce6" table:formula="of:=IF([$analog_inputs.A10]&lt;&gt;&quot;&quot;;CONCATENATE(&quot;      &quot;;[analog_inputs.$A10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>
          <table:table-cell table:style-name="ce6" table:formula="of:=IF([$analog_inputs.A11]&lt;&gt;&quot;&quot;;CONCATENATE(&quot;      &quot;;[analog_inputs.$A11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>
          <table:table-cell table:style-name="ce6" table:formula="of:=IF([$analog_inputs.A12]&lt;&gt;&quot;&quot;;CONCATENATE(&quot;      &quot;;[analog_inputs.$A12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>
          <table:table-cell table:style-name="ce6" table:formula="of:=IF([$analog_inputs.A13]&lt;&gt;&quot;&quot;;CONCATENATE(&quot;      &quot;;[analog_inputs.$A13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style-name="ce6" table:formula="of:=IF([$analog_inputs.A14]&lt;&gt;&quot;&quot;;CONCATENATE(&quot;      &quot;;[analog_inputs.$A14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>
          <table:table-cell table:style-name="ce6" table:formula="of:=IF([$analog_inputs.A15]&lt;&gt;&quot;&quot;;CONCATENATE(&quot;      &quot;;[analog_inputs.$A15];&quot; : &quot;;CHAR(34);&quot;udt_analog_in_alarms&quot;;CHAR(34);&quot;;&quot;);&quot;&quot;)"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END_V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// Analog input</text:p>
          </table:table-cell>
          <table:table-cell table:number-columns-repeated="1023"/>
        </table:table-row>
        <table:table-row table:style-name="ro1">
          <table:table-cell/>
          <table:table-cell table:style-name="ce8" table:number-columns-repeated="1023"/>
        </table:table-row>
        <table:table-row table:style-name="ro1">
          <table:table-cell table:style-name="ce7" table:formula="of:=IF([$analog_inputs.A8]&lt;&gt;&quot;&quot;;CONCATENATE(&quot;      &quot;;CHAR(34);&quot;analog_in_alarms&quot;;CHAR(34);&quot;(in := #&quot;;[$'analog_inputs_PLC-tags'.A8];&quot;, io := #&quot;;[$analog_inputs.A8];&quot;);&quot;);&quot;&quot;)" office:value-type="string" office:string-value="      &quot;analog_in_alarms&quot;(in := #ai_my_special_tag_name, io := #my_special_tag_name);" calcext:value-type="string">
            <text:p><text:s text:c="6"/>"analog_in_alarms"(in := #ai_my_special_tag_name, io := #my_special_tag_name);</text:p>
          </table:table-cell>
          <table:table-cell table:number-columns-repeated="1023"/>
        </table:table-row>
        <table:table-row table:style-name="ro1">
          <table:table-cell table:style-name="ce7" table:formula="of:=IF([$analog_inputs.A9]&lt;&gt;&quot;&quot;;CONCATENATE(&quot;      &quot;;CHAR(34);&quot;analog_in_alarms&quot;;CHAR(34);&quot;(in := #&quot;;[$'analog_inputs_PLC-tags'.A9];&quot;, io := #&quot;;[$analog_inputs.A9];&quot;);&quot;);&quot;&quot;)">
            <text:p/>
          </table:table-cell>
          <table:table-cell table:number-columns-repeated="1023"/>
        </table:table-row>
        <table:table-row table:style-name="ro1">
          <table:table-cell table:style-name="ce7" table:formula="of:=IF([$analog_inputs.A10]&lt;&gt;&quot;&quot;;CONCATENATE(&quot;      &quot;;CHAR(34);&quot;analog_in_alarms&quot;;CHAR(34);&quot;(in := #&quot;;[$'analog_inputs_PLC-tags'.A10];&quot;, io := #&quot;;[$analog_inputs.A10];&quot;);&quot;);&quot;&quot;)">
            <text:p/>
          </table:table-cell>
          <table:table-cell table:number-columns-repeated="1023"/>
        </table:table-row>
        <table:table-row table:style-name="ro1">
          <table:table-cell table:style-name="ce7" table:formula="of:=IF([$analog_inputs.A11]&lt;&gt;&quot;&quot;;CONCATENATE(&quot;      &quot;;CHAR(34);&quot;analog_in_alarms&quot;;CHAR(34);&quot;(in := #&quot;;[$'analog_inputs_PLC-tags'.A11];&quot;, io := #&quot;;[$analog_inputs.A11];&quot;);&quot;);&quot;&quot;)">
            <text:p/>
          </table:table-cell>
          <table:table-cell table:number-columns-repeated="1023"/>
        </table:table-row>
        <table:table-row table:style-name="ro1">
          <table:table-cell table:style-name="ce7" table:formula="of:=IF([$analog_inputs.A12]&lt;&gt;&quot;&quot;;CONCATENATE(&quot;      &quot;;CHAR(34);&quot;analog_in_alarms&quot;;CHAR(34);&quot;(in := #&quot;;[$'analog_inputs_PLC-tags'.A12];&quot;, io := #&quot;;[$analog_inputs.A12];&quot;);&quot;);&quot;&quot;)">
            <text:p/>
          </table:table-cell>
          <table:table-cell table:number-columns-repeated="1023"/>
        </table:table-row>
        <table:table-row table:style-name="ro1">
          <table:table-cell table:style-name="ce7" table:formula="of:=IF([$analog_inputs.A13]&lt;&gt;&quot;&quot;;CONCATENATE(&quot;      &quot;;CHAR(34);&quot;analog_in_alarms&quot;;CHAR(34);&quot;(in := #&quot;;[$'analog_inputs_PLC-tags'.A13];&quot;, io := #&quot;;[$analog_inputs.A13];&quot;);&quot;);&quot;&quot;)">
            <text:p/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table:formula="of:=IF([$analog_inputs.A14]&lt;&gt;&quot;&quot;;CONCATENATE(&quot;      &quot;;CHAR(34);&quot;analog_in_alarms&quot;;CHAR(34);&quot;(in := #&quot;;[$'analog_inputs_PLC-tags'.A14];&quot;, io := #&quot;;[$analog_inputs.A14];&quot;);&quot;);&quot;&quot;)">
            <text:p/>
          </table:table-cell>
          <table:table-cell table:number-columns-repeated="1023"/>
        </table:table-row>
        <table:table-row table:style-name="ro1">
          <table:table-cell table:style-name="ce7" table:formula="of:=IF([$analog_inputs.A15]&lt;&gt;&quot;&quot;;CONCATENATE(&quot;      &quot;;CHAR(34);&quot;analog_in_alarms&quot;;CHAR(34);&quot;(in := #&quot;;[$'analog_inputs_PLC-tags'.A15];&quot;, io := #&quot;;[$analog_inputs.A15];&quot;);&quot;);&quot;&quot;)">
            <text:p/>
          </table:table-cell>
          <table:table-cell table:number-columns-repeated="1023"/>
        </table:table-row>
        <table:table-row table:style-name="ro1">
          <table:table-cell table:style-name="ce7" table:formula="of:=IF([$analog_inputs.A16]&lt;&gt;&quot;&quot;;CONCATENATE(&quot;      &quot;;CHAR(34);&quot;analog_in_alarms&quot;;CHAR(34);&quot;(in := #&quot;;[$'analog_inputs_PLC-tags'.A16];&quot;, io := #&quot;;[$analog_inputs.A16];&quot;);&quot;);&quot;&quot;)"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_FUNCTION_BLOCK</text:p>
          </table:table-cell>
          <table:table-cell table:number-columns-repeated="1023"/>
        </table:table-row>
      </table:table>
      <table:table table:name="DB_output" table:style-name="ta1">
        <table:table-column table:style-name="co10" table:default-cell-style-name="ce7"/>
        <table:table-column table:style-name="co20" table:number-columns-repeated="25" table:default-cell-style-name="ce7"/>
        <table:table-column table:style-name="co20" table:number-columns-repeated="997" table:default-cell-style-name="ce8"/>
        <table:table-row table:style-name="ro1">
          <table:table-cell table:style-name="ce5" office:value-type="string" calcext:value-type="string">
            <text:p>DATA_BLOCK "example_analog_DB"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 office:value-type="string" calcext:value-type="string">
            <text:p>{ S7_Optimized_Access := 'TRUE' }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 office:value-type="string" calcext:value-type="string">
            <text:p>VERSION : 0.1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 office:value-type="string" calcext:value-type="string">
            <text:p>NON_RETAI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9" office:value-type="string" calcext:value-type="string">
            <text:p>example_analog</text:p>
          </table:table-cell>
          <table:table-cell table:style-name="ce10" table:number-columns-repeated="25"/>
          <table:table-cell table:style-name="ce11" table:number-columns-repeated="997"/>
        </table:table-row>
        <table:table-row table:style-name="ro1">
          <table:table-cell table:style-name="ce9" office:value-type="string" calcext:value-type="string">
            <text:p>BEGIN</text:p>
          </table:table-cell>
          <table:table-cell table:style-name="ce10" table:number-columns-repeated="25"/>
          <table:table-cell table:style-name="ce11" table:number-columns-repeated="997"/>
        </table:table-row>
        <table:table-row table:style-name="ro1">
          <table:table-cell table:formula="of:=IF([$analog_inputs.B$8]&lt;&gt;&quot;&quot;; &quot;#&quot;&amp;[analog_inputs.$A8]&amp;&quot;.&quot;&amp;[analog_inputs.C$6]&amp;&quot;.&quot;&amp;[$analog_inputs.B$7]&amp;&quot; := &quot;&amp;[$analog_inputs.B8]&amp;&quot;;&quot;;&quot;&quot;)" office:value-type="string" office:string-value="#my_special_tag_name.io.scale_hi := 0;" calcext:value-type="string">
            <text:p>#my_special_tag_name.io.scale_hi := 0;</text:p>
          </table:table-cell>
          <table:table-cell table:formula="of:=IF([$analog_inputs.C$8]&lt;&gt;&quot;&quot;; &quot;#&quot;&amp;[analog_inputs.$A8]&amp;&quot;.&quot;&amp;[analog_inputs.D$6]&amp;&quot;.&quot;&amp;[$analog_inputs.C$7]&amp;&quot; := &quot;&amp;[$analog_inputs.C8]&amp;&quot;;&quot;;&quot;&quot;)" office:value-type="string" office:string-value="#my_special_tag_name.io.scale_lo := 100;" calcext:value-type="string">
            <text:p>#my_special_tag_name.io.scale_lo := 100;</text:p>
          </table:table-cell>
          <table:table-cell table:formula="of:=IF([$analog_inputs.D$8]&lt;&gt;&quot;&quot;; &quot;#&quot;&amp;[analog_inputs.$A8]&amp;&quot;.&quot;&amp;[analog_inputs.E$6]&amp;&quot;.&quot;&amp;[$analog_inputs.D$7]&amp;&quot; := &quot;&amp;[$analog_inputs.D8]&amp;&quot;;&quot;;&quot;&quot;)" office:value-type="string" office:string-value="#my_special_tag_name.io.force inside_scale := true;" calcext:value-type="string">
            <text:p>#my_special_tag_name.io.force inside_scale := true;</text:p>
          </table:table-cell>
          <table:table-cell table:formula="of:=IF([$analog_inputs.E$8]&lt;&gt;&quot;&quot;; &quot;#&quot;&amp;[analog_inputs.$A8]&amp;&quot;.&quot;&amp;[analog_inputs.F$6]&amp;&quot;.&quot;&amp;[$analog_inputs.E$7]&amp;&quot; := &quot;&amp;[$analog_inputs.E8]&amp;&quot;;&quot;;&quot;&quot;)" office:value-type="string" office:string-value="#my_special_tag_name.io.error_action := 2;" calcext:value-type="string">
            <text:p>#my_special_tag_name.io.error_action := 2;</text:p>
          </table:table-cell>
          <table:table-cell table:formula="of:=IF([$analog_inputs.F$8]&lt;&gt;&quot;&quot;; &quot;#&quot;&amp;[analog_inputs.$A8]&amp;&quot;.&quot;&amp;[analog_inputs.G$6]&amp;&quot;.&quot;&amp;[$analog_inputs.F$7]&amp;&quot; := &quot;&amp;[$analog_inputs.F8]&amp;&quot;;&quot;;&quot;&quot;)" office:value-type="string" office:string-value="#my_special_tag_name.io.factor := 1;" calcext:value-type="string">
            <text:p>#my_special_tag_name.io.factor := 1;</text:p>
          </table:table-cell>
          <table:table-cell table:formula="of:=IF([$analog_inputs.G$8]&lt;&gt;&quot;&quot;; &quot;#&quot;&amp;[analog_inputs.$A8]&amp;&quot;.&quot;&amp;[analog_inputs.H$6]&amp;&quot;.&quot;&amp;[$analog_inputs.G$7]&amp;&quot; := &quot;&amp;[$analog_inputs.G8]&amp;&quot;;&quot;;&quot;&quot;)" office:value-type="string" office:string-value="#my_special_tag_name..bias := 0;" calcext:value-type="string">
            <text:p>#my_special_tag_name..bias := 0;</text:p>
          </table:table-cell>
          <table:table-cell table:formula="of:=IF([$analog_inputs.H$8]&lt;&gt;&quot;&quot;; &quot;#&quot;&amp;[analog_inputs.$A8]&amp;&quot;.&quot;&amp;[analog_inputs.I$6]&amp;&quot;.&quot;&amp;[$analog_inputs.H$7]&amp;&quot; := &quot;&amp;[$analog_inputs.H8]&amp;&quot;;&quot;;&quot;&quot;)">
            <text:p/>
          </table:table-cell>
          <table:table-cell table:formula="of:=IF([$analog_inputs.I$8]&lt;&gt;&quot;&quot;; &quot;#&quot;&amp;[analog_inputs.$A8]&amp;&quot;.&quot;&amp;[analog_inputs.J$6]&amp;&quot;.&quot;&amp;[$analog_inputs.I$7]&amp;&quot; := &quot;&amp;[$analog_inputs.I8]&amp;&quot;;&quot;;&quot;&quot;)" office:value-type="string" office:string-value="#my_special_tag_name.alarm_L.enable := true;" calcext:value-type="string">
            <text:p>#my_special_tag_name.alarm_L.enable := true;</text:p>
          </table:table-cell>
          <table:table-cell table:formula="of:=IF([$analog_inputs.J$8]&lt;&gt;&quot;&quot;; &quot;#&quot;&amp;[analog_inputs.$A8]&amp;&quot;.&quot;&amp;[analog_inputs.K$6]&amp;&quot;.&quot;&amp;[$analog_inputs.J$7]&amp;&quot; := &quot;&amp;[$analog_inputs.J8]&amp;&quot;;&quot;;&quot;&quot;)" office:value-type="string" office:string-value="#my_special_tag_name.alarm_L.lim := 20;" calcext:value-type="string">
            <text:p>#my_special_tag_name.alarm_L.lim := 20;</text:p>
          </table:table-cell>
          <table:table-cell table:formula="of:=IF([$analog_inputs.K$8]&lt;&gt;&quot;&quot;; &quot;#&quot;&amp;[analog_inputs.$A8]&amp;&quot;.&quot;&amp;[analog_inputs.L$6]&amp;&quot;.&quot;&amp;[$analog_inputs.K$7]&amp;&quot; := &quot;&amp;[$analog_inputs.K8]&amp;&quot;;&quot;;&quot;&quot;)" office:value-type="string" office:string-value="#my_special_tag_name.alarm_L.hyst := 2;" calcext:value-type="string">
            <text:p>#my_special_tag_name.alarm_L.hyst := 2;</text:p>
          </table:table-cell>
          <table:table-cell table:formula="of:=IF([$analog_inputs.L$8]&lt;&gt;&quot;&quot;; &quot;#&quot;&amp;[analog_inputs.$A8]&amp;&quot;.&quot;&amp;[analog_inputs.M$6]&amp;&quot;.&quot;&amp;[$analog_inputs.L$7]&amp;&quot; := &quot;&amp;[$analog_inputs.L8]&amp;&quot;;&quot;;&quot;&quot;)" office:value-type="string" office:string-value="#my_special_tag_name..ack_enable := true;" calcext:value-type="string">
            <text:p>#my_special_tag_name..ack_enable := true;</text:p>
          </table:table-cell>
          <table:table-cell table:formula="of:=IF([$analog_inputs.M$8]&lt;&gt;&quot;&quot;; &quot;#&quot;&amp;[analog_inputs.$A8]&amp;&quot;.&quot;&amp;[analog_inputs.N$6]&amp;&quot;.&quot;&amp;[$analog_inputs.M$7]&amp;&quot; := &quot;&amp;[$analog_inputs.M8]&amp;&quot;;&quot;;&quot;&quot;)">
            <text:p/>
          </table:table-cell>
          <table:table-cell table:formula="of:=IF([$analog_inputs.N$8]&lt;&gt;&quot;&quot;; &quot;#&quot;&amp;[analog_inputs.$A8]&amp;&quot;.&quot;&amp;[analog_inputs.O$6]&amp;&quot;.&quot;&amp;[$analog_inputs.N$7]&amp;&quot; := &quot;&amp;[$analog_inputs.N8]&amp;&quot;;&quot;;&quot;&quot;)" office:value-type="string" office:string-value="#my_special_tag_name.alarm_LL.enable := true;" calcext:value-type="string">
            <text:p>#my_special_tag_name.alarm_LL.enable := true;</text:p>
          </table:table-cell>
          <table:table-cell table:formula="of:=IF([$analog_inputs.O$8]&lt;&gt;&quot;&quot;; &quot;#&quot;&amp;[analog_inputs.$A8]&amp;&quot;.&quot;&amp;[analog_inputs.P$6]&amp;&quot;.&quot;&amp;[$analog_inputs.O$7]&amp;&quot; := &quot;&amp;[$analog_inputs.O8]&amp;&quot;;&quot;;&quot;&quot;)" office:value-type="string" office:string-value="#my_special_tag_name.alarm_LL.lim := 10;" calcext:value-type="string">
            <text:p>#my_special_tag_name.alarm_LL.lim := 10;</text:p>
          </table:table-cell>
          <table:table-cell table:formula="of:=IF([$analog_inputs.P$8]&lt;&gt;&quot;&quot;; &quot;#&quot;&amp;[analog_inputs.$A8]&amp;&quot;.&quot;&amp;[analog_inputs.Q$6]&amp;&quot;.&quot;&amp;[$analog_inputs.P$7]&amp;&quot; := &quot;&amp;[$analog_inputs.P8]&amp;&quot;;&quot;;&quot;&quot;)" office:value-type="string" office:string-value="#my_special_tag_name.alarm_LL.hyst := 2;" calcext:value-type="string">
            <text:p>#my_special_tag_name.alarm_LL.hyst := 2;</text:p>
          </table:table-cell>
          <table:table-cell table:formula="of:=IF([$analog_inputs.Q$8]&lt;&gt;&quot;&quot;; &quot;#&quot;&amp;[analog_inputs.$A8]&amp;&quot;.&quot;&amp;[analog_inputs.R$6]&amp;&quot;.&quot;&amp;[$analog_inputs.Q$7]&amp;&quot; := &quot;&amp;[$analog_inputs.Q8]&amp;&quot;;&quot;;&quot;&quot;)" office:value-type="string" office:string-value="#my_special_tag_name..ack_enable := true;" calcext:value-type="string">
            <text:p>#my_special_tag_name..ack_enable := true;</text:p>
          </table:table-cell>
          <table:table-cell table:formula="of:=IF([$analog_inputs.R$8]&lt;&gt;&quot;&quot;; &quot;#&quot;&amp;[analog_inputs.$A8]&amp;&quot;.&quot;&amp;[analog_inputs.S$6]&amp;&quot;.&quot;&amp;[$analog_inputs.R$7]&amp;&quot; := &quot;&amp;[$analog_inputs.R8]&amp;&quot;;&quot;;&quot;&quot;)">
            <text:p/>
          </table:table-cell>
          <table:table-cell table:formula="of:=IF([$analog_inputs.S$8]&lt;&gt;&quot;&quot;; &quot;#&quot;&amp;[analog_inputs.$A8]&amp;&quot;.&quot;&amp;[analog_inputs.T$6]&amp;&quot;.&quot;&amp;[$analog_inputs.S$7]&amp;&quot; := &quot;&amp;[$analog_inputs.S8]&amp;&quot;;&quot;;&quot;&quot;)" office:value-type="string" office:string-value="#my_special_tag_name.alarm_H.enable := true;" calcext:value-type="string">
            <text:p>#my_special_tag_name.alarm_H.enable := true;</text:p>
          </table:table-cell>
          <table:table-cell table:formula="of:=IF([$analog_inputs.T$8]&lt;&gt;&quot;&quot;; &quot;#&quot;&amp;[analog_inputs.$A8]&amp;&quot;.&quot;&amp;[analog_inputs.U$6]&amp;&quot;.&quot;&amp;[$analog_inputs.T$7]&amp;&quot; := &quot;&amp;[$analog_inputs.T8]&amp;&quot;;&quot;;&quot;&quot;)" office:value-type="string" office:string-value="#my_special_tag_name.alarm_H.lim := 80;" calcext:value-type="string">
            <text:p>#my_special_tag_name.alarm_H.lim := 80;</text:p>
          </table:table-cell>
          <table:table-cell table:formula="of:=IF([$analog_inputs.U$8]&lt;&gt;&quot;&quot;; &quot;#&quot;&amp;[analog_inputs.$A8]&amp;&quot;.&quot;&amp;[analog_inputs.V$6]&amp;&quot;.&quot;&amp;[$analog_inputs.U$7]&amp;&quot; := &quot;&amp;[$analog_inputs.U8]&amp;&quot;;&quot;;&quot;&quot;)" office:value-type="string" office:string-value="#my_special_tag_name.alarm_H.hyst := 2;" calcext:value-type="string">
            <text:p>#my_special_tag_name.alarm_H.hyst := 2;</text:p>
          </table:table-cell>
          <table:table-cell table:formula="of:=IF([$analog_inputs.V$8]&lt;&gt;&quot;&quot;; &quot;#&quot;&amp;[analog_inputs.$A8]&amp;&quot;.&quot;&amp;[analog_inputs.W$6]&amp;&quot;.&quot;&amp;[$analog_inputs.V$7]&amp;&quot; := &quot;&amp;[$analog_inputs.V8]&amp;&quot;;&quot;;&quot;&quot;)" office:value-type="string" office:string-value="#my_special_tag_name..ack_enable := true;" calcext:value-type="string">
            <text:p>#my_special_tag_name..ack_enable := true;</text:p>
          </table:table-cell>
          <table:table-cell table:formula="of:=IF([$analog_inputs.W$8]&lt;&gt;&quot;&quot;; &quot;#&quot;&amp;[analog_inputs.$A8]&amp;&quot;.&quot;&amp;[analog_inputs.X$6]&amp;&quot;.&quot;&amp;[$analog_inputs.W$7]&amp;&quot; := &quot;&amp;[$analog_inputs.W8]&amp;&quot;;&quot;;&quot;&quot;)">
            <text:p/>
          </table:table-cell>
          <table:table-cell table:formula="of:=IF([$analog_inputs.X$8]&lt;&gt;&quot;&quot;; &quot;#&quot;&amp;[analog_inputs.$A8]&amp;&quot;.&quot;&amp;[analog_inputs.Y$6]&amp;&quot;.&quot;&amp;[$analog_inputs.X$7]&amp;&quot; := &quot;&amp;[$analog_inputs.X8]&amp;&quot;;&quot;;&quot;&quot;)" office:value-type="string" office:string-value="#my_special_tag_name.alarm_HH.enable := true;" calcext:value-type="string">
            <text:p>#my_special_tag_name.alarm_HH.enable := true;</text:p>
          </table:table-cell>
          <table:table-cell table:formula="of:=IF([$analog_inputs.Y$8]&lt;&gt;&quot;&quot;; &quot;#&quot;&amp;[analog_inputs.$A8]&amp;&quot;.&quot;&amp;[analog_inputs.Z$6]&amp;&quot;.&quot;&amp;[$analog_inputs.Y$7]&amp;&quot; := &quot;&amp;[$analog_inputs.Y8]&amp;&quot;;&quot;;&quot;&quot;)" office:value-type="string" office:string-value="#my_special_tag_name.alarm_HH.lim := 90;" calcext:value-type="string">
            <text:p>#my_special_tag_name.alarm_HH.lim := 90;</text:p>
          </table:table-cell>
          <table:table-cell table:formula="of:=IF([$analog_inputs.Z$8]&lt;&gt;&quot;&quot;; &quot;#&quot;&amp;[analog_inputs.$A8]&amp;&quot;.&quot;&amp;[analog_inputs.AA$6]&amp;&quot;.&quot;&amp;[$analog_inputs.Z$7]&amp;&quot; := &quot;&amp;[$analog_inputs.Z8]&amp;&quot;;&quot;;&quot;&quot;)" office:value-type="string" office:string-value="#my_special_tag_name.alarm_HH.hyst := 2;" calcext:value-type="string">
            <text:p>#my_special_tag_name.alarm_HH.hyst := 2;</text:p>
          </table:table-cell>
          <table:table-cell table:formula="of:=IF([$analog_inputs.AA$8]&lt;&gt;&quot;&quot;; &quot;#&quot;&amp;[analog_inputs.$A8]&amp;&quot;.&quot;&amp;[analog_inputs.AB$6]&amp;&quot;.&quot;&amp;[$analog_inputs.AA$7]&amp;&quot; := &quot;&amp;[$analog_inputs.AA8]&amp;&quot;;&quot;;&quot;&quot;)" office:value-type="string" office:string-value="#my_special_tag_name..ack_enable := true;" calcext:value-type="string">
            <text:p>#my_special_tag_name..ack_enable := true;</text:p>
          </table:table-cell>
          <table:table-cell table:formula="of:=IF([$analog_inputs.AB$8]&lt;&gt;&quot;&quot;; CONCATENATE(&quot;#&quot;;[analog_inputs.$A8];&quot;.&quot;;[analog_inputs.AC$6];&quot;.&quot;;[$analog_inputs.AB$7];&quot; := &quot;;[$analog_inputs.AB8];&quot;;&quot;);&quot;&quot;)">
            <text:p/>
          </table:table-cell>
          <table:table-cell table:number-columns-repeated="996"/>
        </table:table-row>
        <table:table-row table:style-name="ro1" table:number-rows-repeated="17">
          <table:table-cell table:number-columns-repeated="1023"/>
        </table:table-row>
        <table:table-row table:style-name="ro1">
          <table:table-cell table:style-name="ce5" office:value-type="string" calcext:value-type="string">
            <text:p>END_DATA_BLOCK</text:p>
          </table:table-cell>
          <table:table-cell table:style-name="ce5" table:number-columns-repeated="25"/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.00.0000</text:date>, <text:time style:data-style-name="N2" text:time-value="12:33:59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6:31:22.045000000</meta:creation-date>
    <meta:generator>LibreOffice/6.0.4.2$Windows_X86_64 LibreOffice_project/9b0d9b32d5dcda91d2f1a96dc04c645c450872bf</meta:generator>
    <dc:date>2018-05-26T12:36:55.224000000</dc:date>
    <meta:editing-duration>PT18H51M52S</meta:editing-duration>
    <meta:editing-cycles>53</meta:editing-cycles>
    <meta:document-statistic meta:table-count="6" meta:cell-count="194" meta:object-count="0"/>
  </office:meta>
</office:document-meta>
</file>